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932cm" style:rel-column-width="109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2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932cm" style:rel-column-width="1092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15958" officeooo:paragraph-rsid="00015958"/>
    </style:style>
    <style:style style:name="P3" style:family="paragraph" style:parent-style-name="Standard">
      <style:paragraph-properties fo:text-align="start" style:justify-single-word="false"/>
      <style:text-properties officeooo:rsid="00015958" officeooo:paragraph-rsid="00015958"/>
    </style:style>
    <style:style style:name="P4" style:family="paragraph" style:parent-style-name="Standard">
      <style:paragraph-properties fo:text-align="start" style:justify-single-word="false"/>
      <style:text-properties officeooo:rsid="00015958" officeooo:paragraph-rsid="00023c39"/>
    </style:style>
    <style:style style:name="P5" style:family="paragraph" style:parent-style-name="Standard">
      <style:paragraph-properties fo:text-align="start" style:justify-single-word="false"/>
      <style:text-properties officeooo:rsid="00015958" officeooo:paragraph-rsid="0003cbc6"/>
    </style:style>
    <style:style style:name="P6" style:family="paragraph" style:parent-style-name="Standard">
      <style:paragraph-properties fo:text-align="center" style:justify-single-word="false"/>
      <style:text-properties officeooo:rsid="00015958" officeooo:paragraph-rsid="00015958"/>
    </style:style>
    <style:style style:name="P7" style:family="paragraph" style:parent-style-name="Standard">
      <style:paragraph-properties fo:text-align="center" style:justify-single-word="false"/>
      <style:text-properties officeooo:rsid="00015958" officeooo:paragraph-rsid="00023c39"/>
    </style:style>
    <style:style style:name="P8" style:family="paragraph" style:parent-style-name="Standard">
      <style:paragraph-properties fo:text-align="center" style:justify-single-word="false"/>
      <style:text-properties officeooo:rsid="00015958" officeooo:paragraph-rsid="0003cbc6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5958" officeooo:paragraph-rsid="0001595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15958" officeooo:paragraph-rsid="00065a47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15958" officeooo:paragraph-rsid="0006812d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15958" officeooo:paragraph-rsid="0006812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65a47" officeooo:paragraph-rsid="00065a4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65a47" officeooo:paragraph-rsid="0006812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015958" officeooo:paragraph-rsid="0001595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15958" officeooo:paragraph-rsid="00065a4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065a47" officeooo:paragraph-rsid="00065a4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06812d" officeooo:paragraph-rsid="0006812d"/>
    </style:style>
    <style:style style:name="P19" style:family="paragraph" style:parent-style-name="Standard">
      <style:paragraph-properties fo:text-align="start" style:justify-single-word="false"/>
      <style:text-properties officeooo:rsid="00023c39" officeooo:paragraph-rsid="00023c39"/>
    </style:style>
    <style:style style:name="P20" style:family="paragraph" style:parent-style-name="Standard">
      <style:paragraph-properties fo:text-align="start" style:justify-single-word="false"/>
      <style:text-properties officeooo:rsid="00023c39" officeooo:paragraph-rsid="0003cbc6"/>
    </style:style>
    <style:style style:name="P21" style:family="paragraph" style:parent-style-name="Standard">
      <style:paragraph-properties fo:text-align="start" style:justify-single-word="false"/>
      <style:text-properties officeooo:rsid="0003cbc6" officeooo:paragraph-rsid="0003cbc6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15958" officeooo:paragraph-rsid="0001595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15958" officeooo:paragraph-rsid="0003cbc6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15958" officeooo:paragraph-rsid="00023c3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15958" officeooo:paragraph-rsid="00015958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15958" officeooo:paragraph-rsid="00065a47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03cbc6" officeooo:paragraph-rsid="0003cbc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065a47" officeooo:paragraph-rsid="00065a47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paragraph-rsid="0006812d"/>
    </style:style>
    <style:style style:name="P31" style:family="paragraph" style:parent-style-name="Table_20_Contents">
      <style:paragraph-properties fo:text-align="start" style:justify-single-word="false"/>
      <style:text-properties officeooo:rsid="0006812d" officeooo:paragraph-rsid="0006812d"/>
    </style:style>
    <style:style style:name="P3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06812d" officeooo:paragraph-rsid="0006812d" style:font-weight-asian="bold" style:font-weight-complex="bold"/>
    </style:style>
    <style:style style:name="P33" style:family="paragraph">
      <style:paragraph-properties fo:text-align="center"/>
    </style:style>
    <style:style style:name="P34" style:family="paragraph">
      <loext:graphic-properties draw:fill-color="#c5000b"/>
      <style:paragraph-properties fo:text-align="center"/>
    </style:style>
    <style:style style:name="T1" style:family="text">
      <style:text-properties officeooo:rsid="00015958"/>
    </style:style>
    <style:style style:name="T2" style:family="text">
      <style:text-properties officeooo:rsid="00023c39"/>
    </style:style>
    <style:style style:name="T3" style:family="text">
      <style:text-properties officeooo:rsid="0003cbc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cbc6" style:font-weight-asian="bold" style:font-weight-complex="bold"/>
    </style:style>
    <style:style style:name="T6" style:family="text">
      <style:text-properties officeooo:rsid="00065a47"/>
    </style:style>
    <style:style style:name="T7" style:family="text">
      <style:text-properties officeooo:rsid="0006812d"/>
    </style:style>
    <style:style style:name="T8" style:family="text">
      <style:text-properties officeooo:rsid="0008cba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OSTER MOBILE APPLICA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lan Hodge</text:p>
      <text:p text:style-name="P2">Julian Clayt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oft-page-break/>INDEX</text:p>
      <text:p text:style-name="P22"/>
      <text:p text:style-name="P9">1.n Activities</text:p>
      <text:p text:style-name="P22"/>
      <text:p text:style-name="P22">1.1 – Home Activity</text:p>
      <text:p text:style-name="P22">1.2 Create Team Activity</text:p>
      <text:p text:style-name="P23">1.<text:span text:style-name="T3">3</text:span> View Team Activity (Captain View)</text:p>
      <text:p text:style-name="P23">1.<text:span text:style-name="T3">4</text:span> View Team Activity (Player View)</text:p>
      <text:p text:style-name="P22">1.<text:span text:style-name="T3">5</text:span> View All Teams Activity</text:p>
      <text:p text:style-name="P22">1.<text:span text:style-name="T3">6</text:span> View Schedule Activity</text:p>
      <text:p text:style-name="P22">1.<text:span text:style-name="T3">7</text:span> View A Single Game Activity</text:p>
      <text:p text:style-name="P22"/>
      <text:p text:style-name="P22"/>
      <text:p text:style-name="P9">2.n SQL logic</text:p>
      <text:p text:style-name="P9"/>
      <text:p text:style-name="P15">2.1 Tables</text:p>
      <text:p text:style-name="P15">2.2 Relation Database Schema</text:p>
      <text:p text:style-name="P15">2.3 ER Diagram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Notes:</text:p>
      <text:p text:style-name="P3"/>
      <text:p text:style-name="P3"><text:tab/>PID = Player Identification = 15 bit char value.</text:p>
      <text:p text:style-name="P3"><text:tab/>TID = Team Identification = 15 bit char value.</text:p>
      <text:p text:style-name="P3"><text:tab/>DB = Database (i.e our Roster SQL database).</text:p>
      <text:p text:style-name="P3"><text:tab/><text:span text:style-name="T2">User = Person using the app, and their current state (Captain of team or not).</text:span></text:p>
      <text:p text:style-name="P3"><text:tab/><text:span text:style-name="T6">OnCreate = The state of the activity when it is first started up.</text:span></text:p>
      <text:p text:style-name="P3"/>
      <text:p text:style-name="P3"/>
      <text:p text:style-name="P3"/>
      <text:p text:style-name="P3"><text:soft-page-break/></text:p>
      <text:p text:style-name="P25">1.1 – Home Activity</text:p>
      <text:p text:style-name="P3"/>
      <text:p text:style-name="P3">Upon first time opening application the user will be forced into a register page only asking for necessary player information i.e</text:p>
      <text:p text:style-name="P3"><text:tab/><text:tab/><text:tab/><text:tab/><text:tab/>Name</text:p>
      <text:p text:style-name="P3"><text:tab/><text:tab/><text:tab/><text:tab/><text:tab/>Picture ( Future Use )</text:p>
      <text:p text:style-name="P3"/>
      <text:p text:style-name="P3">Upon successful completion a random PID is generated, and saved to the app, for future DB usage.</text:p>
      <text:p text:style-name="P3"/>
      <text:p text:style-name="P3">This information is sent to the Player table in database, and the player is sent to the Main Activity</text:p>
      <text:p text:style-name="P3"/>
      <text:p text:style-name="P3">After completion, the user only ever sees the main page upon opening.</text:p>
      <text:p text:style-name="P3"/>
      <text:p text:style-name="P3"><text:tab/>The Main page has a sliding menu, from which the user can select options.</text:p>
      <text:p text:style-name="P3"/>
      <text:p text:style-name="P3"><text:tab/>The Main page will display any Updates sent from team captains.</text:p>
      <text:p text:style-name="P3"/>
      <text:p text:style-name="P3"><text:tab/>The Main page has a “Next game preview” which will display the next event on their schedu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5">1.2 Create Team Activity</text:p>
      <text:p text:style-name="P3"/>
      <text:p text:style-name="P3"/>
      <text:p text:style-name="P3">Activity for user to create a team</text:p>
      <text:p text:style-name="P3"/>
      <text:p text:style-name="P5">The user will fill out the form (Name, <text:span text:style-name="T3">UserName, </text:span>Sport, Team Description) </text:p>
      <text:p text:style-name="P5"><text:tab/><text:tab/><text:tab/>* Team logo can be added later</text:p>
      <text:p text:style-name="P3"/>
      <text:p text:style-name="P3">Clickables: </text:p>
      <text:p text:style-name="P3"/>
      <text:p text:style-name="P3"><text:tab/>CreateTeam button</text:p>
      <text:p text:style-name="P3"><text:tab/><text:tab/>- The User who created the team will automatically be designated captain.</text:p>
      <text:p text:style-name="P3"><text:tab/><text:tab/>- Upon clicking all form information is sent to the DB, filed under the Team table.</text:p>
      <text:p text:style-name="P3"><text:tab/><text:tab/>- Upon clicking a randomly generated TID is generated, and sent to the DB.</text:p>
      <text:p text:style-name="P3"><text:tab/><text:tab/>- Upon clicking the user is directed to the View Team (Captain View) pag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4">1.<text:span text:style-name="T3">3</text:span> View Team Activity (Captain View)</text:p>
      <text:p text:style-name="P7"/>
      <text:p text:style-name="P4"/>
      <text:p text:style-name="P19">View a team with superuser options.</text:p>
      <text:p text:style-name="P19"/>
      <text:p text:style-name="P19">The activity will display</text:p>
      <text:p text:style-name="P19"><text:tab/><text:tab/>- Team Name – Label</text:p>
      <text:p text:style-name="P19"><text:tab/><text:tab/>- Sport - Label</text:p>
      <text:p text:style-name="P19"><text:tab/><text:tab/>- Next Game Preview – Label</text:p>
      <text:p text:style-name="P19"><text:tab/><text:tab/>- Add Player - Button</text:p>
      <text:p text:style-name="P19"><text:tab/><text:tab/>- Roster – List View <text:s/>of players<text:line-break/><text:tab/><text:tab/>- <text:span text:style-name="T6">Type Ppdate – TextBox<text:line-break/><text:tab/><text:tab/>- Send Update - Button</text:span></text:p>
      <text:p text:style-name="P19"/>
      <text:p text:style-name="P19">As super user the captain will have the ability to edit the roster and have options to</text:p>
      <text:p text:style-name="P19"><text:tab/><text:tab/>- Delete a player</text:p>
      <text:p text:style-name="P19"><text:tab/><text:tab/>- Add new players</text:p>
      <text:p text:style-name="P19"/>
      <text:p text:style-name="P4">Clickables:</text:p>
      <text:p text:style-name="P4"/>
      <text:p text:style-name="P4"><text:tab/><text:tab/><text:span text:style-name="T2">Add Player</text:span></text:p>
      <text:p text:style-name="P4"><text:tab/><text:tab/><text:tab/><text:tab/>- <text:span text:style-name="T2">Button to add player, prompts User to search for a players Username </text:span></text:p>
      <text:p text:style-name="P4"/>
      <text:p text:style-name="P4"><text:tab/><text:tab/><text:span text:style-name="T2">All players in the list view will have a buttons attached to </text:span></text:p>
      <text:p text:style-name="P4"/>
      <text:p text:style-name="P4"><text:tab/><text:tab/><text:tab/><text:tab/>- <text:span text:style-name="T2">Delete, which will remove the player and refresh the list</text:span></text:p>
      <text:p text:style-name="P4"><text:tab/><text:tab/><text:tab/></text:p>
      <text:p text:style-name="P4"><text:tab/><text:tab/><text:span text:style-name="T6">Send Update<text:line-break/><text:tab/><text:tab/><text:tab/><text:line-break/><text:tab/><text:tab/><text:tab/><text:tab/>- Upon clicking a message will be sent to all players on the team and will <text:tab/><text:tab/><text:tab/><text:tab/> <text:s text:c="2"/>be displayed on any users home page under updates.<text:line-break/><text:tab/><text:tab/><text:tab/><text:tab/>- All Players should receive a notification on their phone as well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4">1.</text:span><text:span text:style-name="T5">4</text:span><text:span text:style-name="T4"> View Team Activity (Player View)</text:span></text:p>
      <text:p text:style-name="P8"/>
      <text:p text:style-name="P5"/>
      <text:p text:style-name="P21">View Team as a regular user.</text:p>
      <text:p text:style-name="P4"/>
      <text:p text:style-name="P20">The activity will display</text:p>
      <text:p text:style-name="P20"><text:tab/><text:tab/>- Team Name – Label</text:p>
      <text:p text:style-name="P20"><text:tab/><text:tab/>- Sport - Label</text:p>
      <text:p text:style-name="P20"><text:tab/><text:tab/>- Next Game Preview – Label</text:p>
      <text:p text:style-name="P20"><text:tab/><text:tab/>- <text:span text:style-name="T3">Leave Team</text:span> - Button</text:p>
      <text:p text:style-name="P20"><text:tab/><text:tab/>- Roster – List View <text:s/>of players</text:p>
      <text:p text:style-name="P20"/>
      <text:p text:style-name="P21">The User will only be able to view a roster.</text:p>
      <text:p text:style-name="P21"/>
      <text:p text:style-name="P21">Clickables:</text:p>
      <text:p text:style-name="P21"><text:tab/><text:tab/>Leave Team Button</text:p>
      <text:p text:style-name="P21"><text:tab/><text:tab/><text:tab/>- Upon clicking the User will be prompted to verify decision<text:line-break/><text:tab/><text:tab/><text:tab/>- If 'Yes' is selected, the User will drop their affiliation with the team.</text:p>
      <text:p text:style-name="P5"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/></text:p>
      <text:p text:style-name="P5"><text:span text:style-name="T4"/></text:p>
      <text:p text:style-name="P5"><text:soft-page-break/><text:span text:style-name="T4">1.</text:span><text:span text:style-name="T5">5</text:span><text:span text:style-name="T4"> View All Teams Activity</text:span></text:p>
      <text:p text:style-name="P8"/>
      <text:p text:style-name="P5"/>
      <text:p text:style-name="P21">View all the teams a user belongs to</text:p>
      <text:p text:style-name="P21"/>
      <text:p text:style-name="P21">The activity will display</text:p>
      <text:p text:style-name="P21"><text:tab/>- List view of all teams</text:p>
      <text:p text:style-name="P21"><text:tab/>- All list items will be clickable<text:line-break/> <text:line-break/>The list will display<text:line-break/><text:line-break/> <text:tab/>TEAM NAME – LOGO <text:s/>* clickable<text:line-break/><text:line-break/> <text:tab/>TEAM NAME – LOGO <text:s/>* clickable<text:line-break/></text:p>
      <text:p text:style-name="P21"><text:tab/>TEAM NAME – LOGO <text:s/>* clickable<text:line-break/><text:line-break/> <text:tab/>TEAM NAME – LOGO <text:s/>* clickabl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1.</text:span><text:span text:style-name="T5">6</text:span><text:span text:style-name="T4"> View Schedule Activity</text:span></text:p>
      <text:p text:style-name="P5"><text:span text:style-name="T4"/></text:p>
      <text:p text:style-name="P27">View the current month and all upcoming games<text:line-break/><text:line-break/>The activity will display </text:p>
      <text:p text:style-name="P27"><text:tab/> - A calendar of the current month</text:p>
      <text:p text:style-name="P27"><text:tab/> - Days that have games on them will be highlighted<text:line-break/><text:tab/> - Any highlated day is clickable<text:line-break/><text:tab/> - If a day has multiple games, the user will be given the option to select the game of choice</text:p>
      <text:p text:style-name="P27"/>
      <text:p text:style-name="P28">OnCreate:</text:p>
      <text:p text:style-name="P28"><text:tab/>The app will do an SQL query on the Team table for the all <text:s/>PID -&gt; TID mapping<text:line-break/><text:tab/>Once all TID's are grabbed, the app will query on the games table for all current month dates <text:line-break/><text:tab/>applying to the TID's.<text:line-break/><text:line-break/>Notes:</text:p>
      <text:p text:style-name="P28"><text:tab/>Gamedays can have color coordinations for whether or not the User has specified if they're <text:tab/>going, not-going, or undecided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1.<text:span text:style-name="T3">7</text:span> View A Single Game Activity</text:p>
      <text:p text:style-name="P26"/>
      <text:p text:style-name="P28">View a selected game.<text:line-break/><text:line-break/>The activity will display <text:line-break/><text:tab/>- Team Name – Label<text:line-break/><text:tab/>- Time of the game – Label <text:line-break/><text:tab/>- Location of the game – Google API of location<text:line-break/><text:tab/>- Are you playing? Buttons/Radio/Switches<text:line-break/><text:tab/>- List of players that are playing - ListView</text:p>
      <text:p text:style-name="P28"/>
      <text:p text:style-name="P28">OnCreate:</text:p>
      <text:p text:style-name="P28"><text:tab/>- Get the game info from DB (games table)<text:line-break/><text:tab/>- Get the list of players that will be playing<text:line-break/><text:tab/>- Populate activity with DB information<text:line-break/><text:tab/>- Populate ListView with players that are playing<text:line-break/><text:tab/></text:p>
      <text:p text:style-name="P28"><text:lin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6"><text:soft-page-break/>2.1 Tables</text:p>
      <text:p text:style-name="P16"/>
      <text:p text:style-name="P13">Tables necessary for app functionality<text:line-break/><text:line-break/>Team.table – Table to hold all team information<text:line-break/><text:line-break/>Player.table – Table to hold all player information<text:line-break/><text:line-break/>Game.table – Table to hold all information for every game a team has<text:line-break/><text:line-break/>Roster.table – Table to list a teams rosters (players on that team)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16">2.2 Relation Database Schema</text:p>
      <text:p text:style-name="P16"/>
      <text:p text:style-name="P17">Team</text:p>
      <text:p text:style-name="P13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32">TID</text:p>
          </table:table-cell>
          <table:table-cell table:style-name="Table1.A1" office:value-type="string">
            <text:p text:style-name="P31">Captain</text:p>
          </table:table-cell>
          <table:table-cell table:style-name="Table1.A1" office:value-type="string">
            <text:p text:style-name="P31">Sport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F1" office:value-type="string">
            <text:p text:style-name="P29"/>
          </table:table-cell>
        </table:table-row>
      </table:table>
      <text:p text:style-name="P14">* <text:span text:style-name="T7">Captain is a PID reference to the Player table</text:span><text:line-break/><text:line-break/><text:span text:style-name="T4">Player</text:span></text:p>
      <text:p text:style-name="P14"/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32">PID</text:p>
          </table:table-cell>
          <table:table-cell table:style-name="Table2.A1" office:value-type="string">
            <text:p text:style-name="P31">Username</text:p>
          </table:table-cell>
          <table:table-cell table:style-name="Table2.A1" office:value-type="string">
            <text:p text:style-name="P31">Name</text:p>
          </table:table-cell>
          <table:table-cell table:style-name="Table2.A1" office:value-type="string">
            <text:p text:style-name="P31">Picturelocation</text:p>
          </table:table-cell>
          <table:table-cell table:style-name="Table2.A1" office:value-type="string">
            <text:p text:style-name="P30"/>
          </table:table-cell>
          <table:table-cell table:style-name="Table2.F1" office:value-type="string">
            <text:p text:style-name="P30"/>
          </table:table-cell>
        </table:table-row>
      </table:table>
      <text:p text:style-name="P14"><text:line-break/><text:line-break/><text:span text:style-name="T4">Game</text:span><text:line-break/></text:p>
      <table:table table:name="Table3" table:style-name="Table3">
        <table:table-column table:style-name="Table3.A" table:number-columns-repeated="6"/>
        <table:table-row>
          <table:table-cell table:style-name="Table3.A1" office:value-type="string">
            <text:p text:style-name="P31">dateofgame</text:p>
          </table:table-cell>
          <table:table-cell table:style-name="Table3.A1" office:value-type="string">
            <text:p text:style-name="P32">Team</text:p>
          </table:table-cell>
          <table:table-cell table:style-name="Table3.A1" office:value-type="string">
            <text:p text:style-name="P31">Confirmed</text:p>
          </table:table-cell>
          <table:table-cell table:style-name="Table3.A1" office:value-type="string">
            <text:p text:style-name="P31">Notplaying</text:p>
          </table:table-cell>
          <table:table-cell table:style-name="Table3.A1" office:value-type="string">
            <text:p text:style-name="P30"/>
          </table:table-cell>
          <table:table-cell table:style-name="Table3.F1" office:value-type="string">
            <text:p text:style-name="P30"/>
          </table:table-cell>
        </table:table-row>
      </table:table>
      <text:p text:style-name="P14">*<text:span text:style-name="T7">Team is a TID reference to the Team table</text:span><text:line-break/><text:line-break/><text:span text:style-name="T4">Roster</text:span></text:p>
      <text:p text:style-name="P11"/>
      <table:table table:name="Table4" table:style-name="Table4">
        <table:table-column table:style-name="Table4.A" table:number-columns-repeated="6"/>
        <table:table-row>
          <table:table-cell table:style-name="Table4.A1" office:value-type="string">
            <text:p text:style-name="P32">PID</text:p>
          </table:table-cell>
          <table:table-cell table:style-name="Table4.A1" office:value-type="string">
            <text:p text:style-name="P32">TID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F1" office:value-type="string">
            <text:p text:style-name="P30"/>
          </table:table-cell>
        </table:table-row>
      </table:table>
      <text:p text:style-name="P12">* <text:span text:style-name="T7">PID is a foreign key referencing the Player table</text:span></text:p>
      <text:p text:style-name="P18">* TID is a foreign key referencing the Team tab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2.3 ER Diagram</text:p>
      <text:p text:style-name="P16"/>
      <text:p text:style-name="P16"/>
      <text:p text:style-name="P16"/>
      <text:p text:style-name="P16"/>
      <text:p text:style-name="P16"><draw:rect text:anchor-type="paragraph" draw:z-index="0" draw:style-name="gr1" draw:text-style-name="P33" svg:width="4.176cm" svg:height="2.206cm" svg:x="0.945cm" svg:y="0.155cm"><text:p text:style-name="P33">TEAM</text:p></draw:rect><draw:rect text:anchor-type="paragraph" draw:z-index="1" draw:style-name="gr1" draw:text-style-name="P33" svg:width="4.176cm" svg:height="2.206cm" svg:x="13.822cm" svg:y="0.095cm"><text:p text:style-name="P33">GAME</text:p></draw:rect><draw:ellipse text:anchor-type="paragraph" draw:z-index="4" draw:style-name="gr2" draw:text-style-name="P34" svg:width="2.412cm" svg:height="2.206cm" svg:x="8.266cm" svg:y="0.161cm"><text:p text:style-name="P33">PLAYS</text:p></draw:ellipse></text:p>
      <text:p text:style-name="P16"><text:tab/><text:tab/><text:tab/><text:tab/><text:tab/><text:tab/><text:span text:style-name="T8">1<text:tab/><text:tab/><text:tab/>N</text:span></text:p>
      <text:p text:style-name="P16"><draw:line text:anchor-type="paragraph" draw:z-index="9" draw:style-name="gr3" draw:text-style-name="P33" svg:x1="5.121cm" svg:y1="0.303cm" svg:x2="8.12cm" svg:y2="0.303cm"><text:p/></draw:line><draw:line text:anchor-type="paragraph" draw:z-index="10" draw:style-name="gr3" draw:text-style-name="P33" svg:x1="10.677cm" svg:y1="0.392cm" svg:x2="13.822cm" svg:y2="0.392cm"><text:p/></draw:line></text:p>
      <text:p text:style-name="P16"/>
      <text:p text:style-name="P16"><draw:line text:anchor-type="paragraph" draw:z-index="7" draw:style-name="gr3" draw:text-style-name="P33" svg:x1="3.092cm" svg:y1="0.413cm" svg:x2="3.004cm" svg:y2="2.503cm"><text:p/></draw:line></text:p>
      <text:p text:style-name="P16"/>
      <text:p text:style-name="P16"/>
      <text:p text:style-name="P16"/>
      <text:p text:style-name="P16"><text:tab/><text:tab/><text:tab/><text:span text:style-name="T8">1</text:span></text:p>
      <text:p text:style-name="P16"><draw:ellipse text:anchor-type="paragraph" draw:z-index="6" draw:style-name="gr2" draw:text-style-name="P34" svg:width="2.412cm" svg:height="2.206cm" svg:x="1.797cm" svg:y="0.069cm"><text:p text:style-name="P33">HAS</text:p></draw:ellipse></text:p>
      <text:p text:style-name="P16"/>
      <text:p text:style-name="P16"/>
      <text:p text:style-name="P16"/>
      <text:p text:style-name="P16"><draw:line text:anchor-type="paragraph" draw:z-index="8" draw:style-name="gr3" draw:text-style-name="P33" svg:x1="2.944cm" svg:y1="0.326cm" svg:x2="2.886cm" svg:y2="2.764cm"><text:p/></draw:line></text:p>
      <text:p text:style-name="P16"><text:tab/><text:tab/><text:tab/><text:span text:style-name="T8">1</text:span></text:p>
      <text:p text:style-name="P16"/>
      <text:p text:style-name="P16"/>
      <text:p text:style-name="P16"/>
      <text:p text:style-name="P16"><draw:rect text:anchor-type="paragraph" draw:z-index="3" draw:style-name="gr1" draw:text-style-name="P33" svg:width="4.176cm" svg:height="2.206cm" svg:x="13.968cm" svg:y="0.182cm"><text:p text:style-name="P33">PLAYER</text:p></draw:rect><draw:rect text:anchor-type="paragraph" draw:z-index="2" draw:style-name="gr1" draw:text-style-name="P33" svg:width="4.176cm" svg:height="2.206cm" svg:x="0.915cm" svg:y="0.33cm"><text:p text:style-name="P33">ROSTER</text:p></draw:rect><draw:ellipse text:anchor-type="paragraph" draw:z-index="5" draw:style-name="gr2" draw:text-style-name="P34" svg:width="2.412cm" svg:height="2.206cm" svg:x="8.324cm" svg:y="0.275cm"><text:p text:style-name="P33">HAS</text:p></draw:ellipse></text:p>
      <text:p text:style-name="P16"><text:tab/><text:tab/><text:tab/><text:tab/><text:tab/><text:tab/><text:span text:style-name="T8">1<text:tab/><text:tab/><text:tab/>N</text:span></text:p>
      <text:p text:style-name="P16"><draw:line text:anchor-type="paragraph" draw:z-index="11" draw:style-name="gr3" draw:text-style-name="P33" svg:x1="5.091cm" svg:y1="0.478cm" svg:x2="8.324cm" svg:y2="0.478cm"><text:p/></draw:line><draw:line text:anchor-type="paragraph" draw:z-index="12" draw:style-name="gr3" draw:text-style-name="P33" svg:x1="10.735cm" svg:y1="0.39cm" svg:x2="13.968cm" svg:y2="0.418cm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8"/>
      <text:p text:style-name="P28"><text:soft-page-break/></text:p>
      <text:p text:style-name="P28">NOTES:</text:p>
      <text:p text:style-name="P28"><text:tab/><text:tab/>Users will be sent gameday updates on their phone. </text:p>
      <text:p text:style-name="P28"><text:tab/><text:tab/>i.e. on a game day all players on the <text:tab/>team will recieve a notification on their pho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an Hodge</meta:initial-creator>
    <meta:creation-date>2016-04-06T00:09:55.469408055</meta:creation-date>
    <dc:date>2016-04-06T02:34:36.831285382</dc:date>
    <dc:creator>Nolan Hodge</dc:creator>
    <meta:editing-duration>PT16M36S</meta:editing-duration>
    <meta:editing-cycles>3</meta:editing-cycles>
    <meta:generator>LibreOffice/4.4.3.2$Linux_X86_64 LibreOffice_project/40m0$Build-2</meta:generator>
    <meta:document-statistic meta:table-count="4" meta:image-count="0" meta:object-count="0" meta:page-count="13" meta:paragraph-count="121" meta:word-count="946" meta:character-count="5326" meta:non-whitespace-character-count="4277"/>
  </office:meta>
</office:document-meta>
</file>